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1.251cm" fo:text-indent="0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Standard"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1.251cm" fo:text-indent="0cm" style:auto-text-indent="false"/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9" style:family="paragraph" style:parent-style-name="Standard">
      <style:text-properties style:font-name="Times New Roman" fo:font-size="12pt" officeooo:rsid="0028acb2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Standard"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1.251cm" fo:text-indent="0cm" style:auto-text-indent="false"/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Standard">
      <style:text-properties style:font-name="Times New Roman" fo:font-size="12pt" officeooo:rsid="0029892b" officeooo:paragraph-rsid="0029892b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1.251cm" fo:text-indent="0cm" style:auto-text-indent="false"/>
      <style:text-properties style:font-name="Times New Roman" fo:font-size="12pt" officeooo:rsid="002dc3a7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4" style:family="paragraph" style:parent-style-name="Standard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1.251cm" fo:text-indent="0cm" style:auto-text-indent="false"/>
      <style:text-properties style:font-name="Times New Roman" fo:font-size="12pt" officeooo:rsid="00400d7d" officeooo:paragraph-rsid="00400d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1.251cm" fo:text-indent="0cm" style:auto-text-indent="false"/>
      <style:text-properties style:font-name="Times New Roman" fo:font-size="12pt" officeooo:rsid="00411350" officeooo:paragraph-rsid="00411350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7" style:family="paragraph" style:parent-style-name="Standard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8" style:family="paragraph" style:parent-style-name="Standard">
      <style:text-properties style:font-name="Times New Roman" fo:font-size="12pt" officeooo:rsid="002c5b7d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9" style:family="paragraph" style:parent-style-name="Standard">
      <style:text-properties style:font-name="Times New Roman" fo:font-size="12pt" fo:font-weight="bold" officeooo:rsid="0026d593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Times New Roman" fo:font-size="12pt" fo:font-weight="bold" officeooo:rsid="002dc3a7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Times New Roman" fo:font-size="12pt" fo:font-weight="bold" officeooo:rsid="002dc3a7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>
      <style:paragraph-properties fo:break-before="page"/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Times New Roman" fo:font-size="12pt" fo:font-weight="bold" officeooo:rsid="00392852" officeooo:paragraph-rsid="00392852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left="0cm" fo:text-indent="0cm" style:auto-text-indent="false"/>
      <style:text-properties style:font-name="Times New Roman" fo:font-size="12pt" fo:font-style="italic" officeooo:rsid="002668dd" officeooo:paragraph-rsid="002668dd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P26" style:family="paragraph" style:parent-style-name="Standard">
      <style:text-properties officeooo:rsid="001f04a9" officeooo:paragraph-rsid="001f04a9"/>
    </style:style>
    <style:style style:name="P27" style:family="paragraph" style:parent-style-name="Standard">
      <style:text-properties officeooo:rsid="001fc1ed" officeooo:paragraph-rsid="001fc1ed"/>
    </style:style>
    <style:style style:name="P28" style:family="paragraph" style:parent-style-name="Standard">
      <style:text-properties officeooo:rsid="00235d4a" officeooo:paragraph-rsid="00235d4a"/>
    </style:style>
    <style:style style:name="P29" style:family="paragraph" style:parent-style-name="Standard">
      <style:text-properties officeooo:rsid="002b4a18" officeooo:paragraph-rsid="002b4a18"/>
    </style:style>
    <style:style style:name="P30" style:family="paragraph" style:parent-style-name="Standard">
      <style:text-properties fo:font-weight="bold" officeooo:rsid="001f04a9" officeooo:paragraph-rsid="002b4a18" style:font-weight-asian="bold" style:font-weight-complex="bold"/>
    </style:style>
    <style:style style:name="P31" style:family="paragraph" style:parent-style-name="Standard">
      <style:text-properties fo:font-weight="bold" officeooo:rsid="0029892b" officeooo:paragraph-rsid="002b4a18" style:font-weight-asian="bold" style:font-weight-complex="bold"/>
    </style:style>
    <style:style style:name="P32" style:family="paragraph" style:parent-style-name="Standard">
      <style:text-properties officeooo:rsid="002c5b7d" officeooo:paragraph-rsid="002c5b7d"/>
    </style:style>
    <style:style style:name="P33" style:family="paragraph" style:parent-style-name="Heading_20_3">
      <style:paragraph-properties fo:keep-with-next="always"/>
      <style:text-properties style:font-name="Times New Roman" fo:font-size="13pt" officeooo:rsid="002c9da4" style:letter-kerning="false" style:font-name-asian="宋体" style:font-size-asian="13pt" style:language-asian="zh" style:country-asian="CN" style:font-name-complex="Times New Roman1" style:font-size-complex="13pt" style:language-complex="ar" style:country-complex="SA"/>
    </style:style>
    <style:style style:name="P34" style:family="paragraph" style:parent-style-name="Heading_20_3">
      <style:text-properties fo:font-size="13pt" style:font-size-asian="13pt" style:font-size-complex="13pt"/>
    </style:style>
    <style:style style:name="P35" style:family="paragraph" style:parent-style-name="Standard" style:list-style-name="L1">
      <style:text-properties officeooo:rsid="001f04a9" officeooo:paragraph-rsid="002b4a18"/>
    </style:style>
    <style:style style:name="P36" style:family="paragraph" style:parent-style-name="Standard" style:list-style-name="L2">
      <style:text-properties officeooo:rsid="001f04a9" officeooo:paragraph-rsid="002b4a18"/>
    </style:style>
    <style:style style:name="P37" style:family="paragraph" style:parent-style-name="Standard" style:list-style-name="L4">
      <style:text-properties officeooo:rsid="001f04a9" officeooo:paragraph-rsid="00229d64"/>
    </style:style>
    <style:style style:name="P38" style:family="paragraph" style:parent-style-name="Standard" style:list-style-name="L4">
      <style:text-properties officeooo:rsid="001f04a9" officeooo:paragraph-rsid="001f04a9"/>
    </style:style>
    <style:style style:name="P39" style:family="paragraph" style:parent-style-name="Standard" style:list-style-name="L3">
      <style:text-properties style:font-name="Times New Roman" fo:font-size="12pt" officeooo:rsid="001f04a9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0" style:family="paragraph" style:parent-style-name="Standard" style:list-style-name="L3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1" style:family="paragraph" style:parent-style-name="Standard" style:list-style-name="L4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2" style:family="paragraph" style:parent-style-name="Standard" style:list-style-name="L4">
      <style:text-properties style:font-name="Times New Roman" fo:font-size="12pt" officeooo:rsid="001fc1ed" officeooo:paragraph-rsid="001fc1e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3" style:family="paragraph" style:parent-style-name="Standard" style:list-style-name="L5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4" style:family="paragraph" style:parent-style-name="Standard" style:list-style-name="L6">
      <style:paragraph-properties fo:margin-left="2.501cm" fo:text-indent="-0.635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5" style:family="paragraph" style:parent-style-name="Standard">
      <style:text-properties style:font-name="Times New Roman" fo:font-size="12pt" officeooo:rsid="00235d4a" officeooo:paragraph-rsid="004655d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6" style:family="paragraph" style:parent-style-name="Standard" style:list-style-name="L7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7" style:family="paragraph" style:parent-style-name="Standard" style:list-style-name="L7">
      <style:text-properties style:font-name="Times New Roman" fo:font-size="12pt" officeooo:rsid="003c0c36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8" style:family="paragraph" style:parent-style-name="Standard" style:list-style-name="L4">
      <style:text-properties officeooo:rsid="001fc1ed" officeooo:paragraph-rsid="001fc1ed"/>
    </style:style>
    <style:style style:name="T1" style:family="text">
      <style:text-properties officeooo:rsid="001f04a9"/>
    </style:style>
    <style:style style:name="T2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officeooo:rsid="000e097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officeooo: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officeooo: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2c9da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font-style="italic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T8" style:family="text">
      <style:text-properties style:font-name="Times New Roman" officeooo:rsid="002c9da4" style:letter-kerning="false" style:font-name-asian="宋体" style:language-asian="zh" style:country-asian="CN" style:font-name-complex="Times New Roman1" style:language-complex="ar" style:country-complex="SA"/>
    </style:style>
    <style:style style:name="T9" style:family="text">
      <style:text-properties style:font-name="Times New Roman" officeooo:rsid="00364454" style:letter-kerning="false" style:font-name-asian="宋体" style:language-asian="zh" style:country-asian="CN" style:font-name-complex="Times New Roman1" style:language-complex="ar" style:country-complex="SA"/>
    </style:style>
    <style:style style:name="T10" style:family="text">
      <style:text-properties style:font-name="Times New Roman" fo:font-weight="bold" officeooo:rsid="002c9da4" style:letter-kerning="false" style:font-name-asian="宋体" style:language-asian="zh" style:country-asian="CN" style:font-weight-asian="bold" style:font-name-complex="Times New Roman1" style:language-complex="ar" style:country-complex="SA" style:font-weight-complex="bold"/>
    </style:style>
    <style:style style:name="T11" style:family="text">
      <style:text-properties officeooo:rsid="0024e8b7"/>
    </style:style>
    <style:style style:name="T12" style:family="text">
      <style:text-properties officeooo:rsid="002668dd"/>
    </style:style>
    <style:style style:name="T13" style:family="text">
      <style:text-properties officeooo:rsid="0028acb2"/>
    </style:style>
    <style:style style:name="T14" style:family="text">
      <style:text-properties officeooo:rsid="0029892b"/>
    </style:style>
    <style:style style:name="T15" style:family="text">
      <style:text-properties officeooo:rsid="002b4a18"/>
    </style:style>
    <style:style style:name="T16" style:family="text">
      <style:text-properties officeooo:rsid="002c5b7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a22a5" style:font-style-asian="italic" style:font-style-complex="italic"/>
    </style:style>
    <style:style style:name="T19" style:family="text">
      <style:text-properties fo:font-style="italic" officeooo:rsid="0026d593" style:font-style-asian="italic" style:font-style-complex="italic"/>
    </style:style>
    <style:style style:name="T20" style:family="text">
      <style:text-properties fo:font-style="italic" officeooo:rsid="003eb2f0" style:font-style-asian="italic" style:font-style-complex="italic"/>
    </style:style>
    <style:style style:name="T21" style:family="text">
      <style:text-properties officeooo:rsid="002dc3a7"/>
    </style:style>
    <style:style style:name="T22" style:family="text">
      <style:text-properties officeooo:rsid="002fcee3"/>
    </style:style>
    <style:style style:name="T23" style:family="text">
      <style:text-properties officeooo:rsid="003367c1"/>
    </style:style>
    <style:style style:name="T24" style:family="text">
      <style:text-properties officeooo:rsid="00339e2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4a18" style:font-weight-asian="bold" style:font-weight-complex="bold"/>
    </style:style>
    <style:style style:name="T27" style:family="text">
      <style:text-properties officeooo:rsid="00364454"/>
    </style:style>
    <style:style style:name="T28" style:family="text">
      <style:text-properties officeooo:rsid="003c0c36"/>
    </style:style>
    <style:style style:name="T29" style:family="text">
      <style:text-properties officeooo:rsid="00417cf0"/>
    </style:style>
    <style:style style:name="T30" style:family="text">
      <style:text-properties officeooo:rsid="0044a3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ITS3007 – Gary (Team 3200_38)</text:p>
      <text:p text:style-name="P29"/>
      <text:h text:style-name="Heading_20_3" text:outline-level="3">Minutes of Meeting 1 held 23/07/2024</text:h>
      <text:p text:style-name="P30"><text:span text:style-name="T15">Present</text:span>:</text:p>
      <text:list text:style-name="L1">
        <text:list-item>
          <text:p text:style-name="P35">Ciaran David Petrus Engelbrecht &lt;23169641@student.uwa.edu.au&gt;</text:p>
        </text:list-item>
        <text:list-item>
          <text:p text:style-name="P35">William Sydney Lodge &lt;22980141@student.uwa.edu.au&gt;</text:p>
        </text:list-item>
        <text:list-item>
          <text:p text:style-name="P35">William Forrest Stewart van den Wall Bake &lt;23086983@student.uwa.edu.au&gt;</text:p>
        </text:list-item>
        <text:list-item>
          <text:p text:style-name="P35">Shashwat Abrol &lt;23482415@student.uwa.edu.au&gt;</text:p>
        </text:list-item>
        <text:list-item>
          <text:p text:style-name="P35">Connor James Fernie &lt;<text:a xlink:type="simple" xlink:href="mailto:23443143@student.uwa.edu.au" text:style-name="Internet_20_link" text:visited-style-name="Visited_20_Internet_20_Link">23443143@student.uwa.edu.au</text:a>&gt;</text:p>
          <text:p text:style-name="P35"/>
        </text:list-item>
      </text:list>
      <text:p text:style-name="P31">Absent<text:span text:style-name="T16">:</text:span></text:p>
      <text:list text:style-name="L2">
        <text:list-item>
          <text:p text:style-name="P36">Oliver John Dean &lt;21307131@student.uwa.edu.au&gt;</text:p>
        </text:list-item>
      </text:list>
      <text:p text:style-name="P26"/>
      <text:p text:style-name="P26"/>
      <text:p text:style-name="P26"><text:span text:style-name="T26">Opened:</text:span><text:span text:style-name="T15"> </text:span>6:38pm</text:p>
      <text:p text:style-name="P26"/>
      <text:h text:style-name="P33" text:outline-level="3">Item 1.1: Initial <text:span text:style-name="T30">General</text:span> Admin.</text:h>
      <text:p text:style-name="P26">Team Name <text:span text:style-name="T14">decided -</text:span> Gary</text:p>
      <text:p text:style-name="P26"/>
      <text:p text:style-name="P32">- Discussion on voting style of team decided to be democratic focused</text:p>
      <text:p text:style-name="P32"><text:span text:style-name="T4"/></text:p>
      <text:p text:style-name="P32"><text:span text:style-name="T4">- T</text:span><text:span text:style-name="T3">imeliness </text:span><text:span text:style-name="T2">Decided for meetings before to open without:</text:span></text:p>
      <text:list text:style-name="L3">
        <text:list-item>
          <text:p text:style-name="P39">15 minutes in person</text:p>
        </text:list-item>
        <text:list-item>
          <text:p text:style-name="P40">10 Minutes Online</text:p>
        </text:list-item>
      </text:list>
      <text:p text:style-name="P26"><text:span text:style-name="T2"/></text:p>
      <text:p text:style-name="P18">William van den Wall Bake (Schmilly) elected unanimously as minute taker</text:p>
      <text:p text:style-name="P26"><text:span text:style-name="T2"/></text:p>
      <text:p text:style-name="P17">6:45pm:</text:p>
      <text:h text:style-name="P34" text:outline-level="3"><text:span text:style-name="T8">Item 1.</text:span><text:span text:style-name="T9">2</text:span><text:span text:style-name="T10">: Preference of Projects</text:span></text:h>
      <text:p text:style-name="P28"><text:span text:style-name="T2">Shortlisted to below </text:span><text:span text:style-name="T6">based on discussions during meeting</text:span></text:p>
      <text:p text:style-name="P28"><text:span text:style-name="T4"/></text:p>
      <text:list text:style-name="L4">
        <text:list-item>
          <text:p text:style-name="P42">Global Mobility and Climate Vulnerabilities – highlighted personal connection will has</text:p>
        </text:list-item>
        <text:list-item>
          <text:p text:style-name="P41">GluKlose – Mobile Risk Prediction Tool for Diabeteci Ketoacids</text:p>
        </text:list-item>
        <text:list-item>
          <text:p text:style-name="P37"><text:span text:style-name="T2">Looking after </text:span><text:span text:style-name="T5">B</text:span><text:span text:style-name="T2">alardong </text:span><text:span text:style-name="T5">Country</text:span></text:p>
        </text:list-item>
        <text:list-item>
          <text:p text:style-name="P38"><text:span text:style-name="T5">A</text:span><text:span text:style-name="T2">utomated weekly planner</text:span></text:p>
        </text:list-item>
        <text:list-item>
          <text:p text:style-name="P42">Document Matching</text:p>
        </text:list-item>
        <text:list-item>
          <text:p text:style-name="P42">UWAttend </text:p>
        </text:list-item>
        <text:list-item>
          <text:p text:style-name="P42">Mental Labour</text:p>
        </text:list-item>
        <text:list-item>
          <text:p text:style-name="P42">Social Media Management Platform for Traders </text:p>
        </text:list-item>
        <text:list-item>
          <text:p text:style-name="P48">Misinformation App </text:p>
        </text:list-item>
        <text:list-item>
          <text:p text:style-name="P48">Fitness Assessment Reporting Tool</text:p>
        </text:list-item>
      </text:list>
      <text:p text:style-name="P27"/>
      <text:p text:style-name="P28"><text:span text:style-name="T2">Shortlisted to 10 and all posted top 5 in group chat – </text:span><text:span text:style-name="T7">7:00pm</text:span></text:p>
      <text:p text:style-name="P28"><text:span text:style-name="T2"/></text:p>
      <text:p text:style-name="P1">Based on rankings resulted in following:</text:p>
      <text:list text:style-name="L5">
        <text:list-item>
          <text:p text:style-name="P43">Global Mobility and Climate Vulnerabilities: 20 points </text:p>
        </text:list-item>
        <text:list-item>
          <text:p text:style-name="P43">Automated weekly planner: 12 points </text:p>
        </text:list-item>
        <text:list-item>
          <text:p text:style-name="P43">Fitness Assessment Reporting Tool: 9 points </text:p>
        </text:list-item>
        <text:list-item>
          <text:p text:style-name="P43">Document Matching: 7 points </text:p>
        </text:list-item>
        <text:list-item>
          <text:p text:style-name="P43"><text:soft-page-break/>GluKlose – Mobile Risk Prediction Tool for Diabeteci Ketoacids: 6 points </text:p>
        </text:list-item>
        <text:list-item>
          <text:p text:style-name="P43">Looking after Balardong Country: 5 points </text:p>
        </text:list-item>
        <text:list-item>
          <text:p text:style-name="P43">Social Media Management Platform for Traders: 5 points </text:p>
        </text:list-item>
        <text:list-item>
          <text:p text:style-name="P43">Mental Labor: 5 points </text:p>
        </text:list-item>
        <text:list-item>
          <text:p text:style-name="P43">Misinformation App: 3 points </text:p>
        </text:list-item>
        <text:list-item>
          <text:p text:style-name="P43">UWAttend: 3 points</text:p>
        </text:list-item>
      </text:list>
      <text:p text:style-name="P1"/>
      <text:p text:style-name="P1">Pointed out that needed 20 preferences, so need another 10 – <text:span text:style-name="T18">7:07pm</text:span></text:p>
      <text:p text:style-name="P1"/>
      <text:p text:style-name="P1">Innovation Manager suggested – Connor</text:p>
      <text:p text:style-name="P1">Placing People int homes: National Sim – Shashwat</text:p>
      <text:p text:style-name="P1">Spirit Telescope Stat Dashboard – Ciaran</text:p>
      <text:p text:style-name="P1">Crowd Source Image labelling – Ciaran</text:p>
      <text:p text:style-name="P1">Bone Fragment Counting – William Lodge</text:p>
      <text:p text:style-name="P1">Map Meshtastic or Lora Devices – <text:span text:style-name="T11">Shashwat</text:span></text:p>
      <text:p text:style-name="P45">I need to get to the Doctor; when will the bus get here? – William Lodge</text:p>
      <text:p text:style-name="P1">Laboratory testing database – <text:span text:style-name="T11">Shashwat</text:span></text:p>
      <text:p text:style-name="P1">Training and support for HDR students at time of need – <text:span text:style-name="T11">Shashwat</text:span></text:p>
      <text:p text:style-name="P1"><text:s/>Research tool on researcher's productivity – <text:span text:style-name="T12">Connor</text:span></text:p>
      <text:p text:style-name="P1"/>
      <text:p text:style-name="P3">Final order drafted, <text:span text:style-name="T29">turned into motion</text:span></text:p>
      <text:p text:style-name="P3"/>
      <text:p text:style-name="P23">Item 1.3</text:p>
      <text:p text:style-name="P20">Motion: Order of Prefrences</text:p>
      <text:p text:style-name="P13">Team Gary actions to submit the below be the submitted order of preferences for projects:</text:p>
      <text:list text:style-name="L6">
        <text:list-item>
          <text:p text:style-name="P44">Global Mobility and Climate Vulnerabilities</text:p>
        </text:list-item>
        <text:list-item>
          <text:p text:style-name="P44">Automated weekly planner</text:p>
        </text:list-item>
        <text:list-item>
          <text:p text:style-name="P44">Fitness Assessment Reporting Tool</text:p>
        </text:list-item>
        <text:list-item>
          <text:p text:style-name="P44">Document Matching</text:p>
        </text:list-item>
        <text:list-item>
          <text:p text:style-name="P44">GluKlose – Mobile Risk Prediction Tool for Diabeteci Ketoacids</text:p>
        </text:list-item>
        <text:list-item>
          <text:p text:style-name="P44">Looking after Balardong Country</text:p>
        </text:list-item>
        <text:list-item>
          <text:p text:style-name="P44">Social Media Management Platform for Traders</text:p>
        </text:list-item>
        <text:list-item>
          <text:p text:style-name="P44">Mental Labor</text:p>
        </text:list-item>
        <text:list-item>
          <text:p text:style-name="P44">Misinformation App</text:p>
        </text:list-item>
        <text:list-item>
          <text:p text:style-name="P44">UWAtten</text:p>
        </text:list-item>
        <text:list-item>
          <text:p text:style-name="P44">Innovation Manager suggested</text:p>
        </text:list-item>
        <text:list-item>
          <text:p text:style-name="P44">Placing People int homes: National Sim</text:p>
        </text:list-item>
        <text:list-item>
          <text:p text:style-name="P44">Spirit Telescope Stat Dashboard</text:p>
        </text:list-item>
        <text:list-item>
          <text:p text:style-name="P44">Crowd Source Image labelling </text:p>
        </text:list-item>
        <text:list-item>
          <text:p text:style-name="P44">Bone Fragment Counting </text:p>
        </text:list-item>
        <text:list-item>
          <text:p text:style-name="P44">Map Meshtastic or Lora Devices </text:p>
        </text:list-item>
        <text:list-item>
          <text:p text:style-name="P44">I need to get to the Doctor; when will the bus get here? </text:p>
        </text:list-item>
        <text:list-item>
          <text:p text:style-name="P44">Laboratory testing database </text:p>
        </text:list-item>
        <text:list-item>
          <text:p text:style-name="P44">Training and support for HDR students at time of need </text:p>
        </text:list-item>
        <text:list-item>
          <text:p text:style-name="P44">Research tool on researcher's productivity </text:p>
        </text:list-item>
      </text:list>
      <text:p text:style-name="P2"/>
      <text:p text:style-name="P4">Moved: <text:span text:style-name="T22">William van den Wall Bake <text:s text:c="2"/></text:span>Second<text:span text:style-name="T23">ed</text:span>: <text:span text:style-name="T1">Connor Fernie</text:span></text:p>
      <text:p text:style-name="P25">Unanimously passed – 7:15pm</text:p>
      <text:p text:style-name="P3"/>
      <text:p text:style-name="P19"/>
      <text:p text:style-name="P22">Item 1.4</text:p>
      <text:p text:style-name="P21">Motion: Project Manager Position</text:p>
      <text:p text:style-name="P8"><text:span text:style-name="T21">Gary elects William van den Wall Bake (schmilly) as </text:span>Project Manager <text:span text:style-name="T27">initially; can be later changed</text:span></text:p>
      <text:p text:style-name="P7">Moved: Shashwat <text:s text:c="3"/>Seconde<text:span text:style-name="T23">d</text:span>: Ciaran</text:p>
      <text:p text:style-name="P5"><text:span text:style-name="T17">Unanimously passed – 7:1</text:span><text:span text:style-name="T19">7</text:span><text:span text:style-name="T17">pm</text:span></text:p>
      <text:p text:style-name="P9"/>
      <text:p text:style-name="P24">Item 1.5 - <text:span text:style-name="T13">Next Meeting:</text:span></text:p>
      <text:p text:style-name="P11">Time: Before Next Lecture Tomorrow (12:00)</text:p>
      <text:p text:style-name="P11">Venue: UWA</text:p>
      <text:p text:style-name="P16">To be audio recorded to allow those not in attendance to review</text:p>
      <text:p text:style-name="P11">Apologies: </text:p>
      <text:p text:style-name="P11">- William Lodge can’t do in person until Thursday <text:span text:style-name="T14">next week 1/07/2024 (out of country)</text:span></text:p>
      <text:p text:style-name="P11">- Ciaran Engelbrecht</text:p>
      <text:p text:style-name="P15">Reports:</text:p>
      <text:p text:style-name="P15">- None Needed Yet</text:p>
      <text:p text:style-name="P10">Moved: <text:span text:style-name="T24">William van den Wall Bake</text:span> <text:s text:c="3"/>Seconde<text:span text:style-name="T24">d</text:span>: William Lodge</text:p>
      <text:p text:style-name="P6"><text:span text:style-name="T17">Unanimously passed – 7:</text:span><text:span text:style-name="T20">19</text:span><text:span text:style-name="T17">pm</text:span></text:p>
      <text:p text:style-name="P10"/>
      <text:p text:style-name="P12"><text:span text:style-name="T25">Closed: </text:span>7:24pm</text:p>
      <text:p text:style-name="P12"/>
      <text:p text:style-name="P14">Action needed:</text:p>
      <text:p text:style-name="P14"/>
      <text:p text:style-name="P14">William van den Wall Bake:</text:p>
      <text:list text:style-name="L7">
        <text:list-item>
          <text:p text:style-name="P46">Submit Project Preferences before 5pm Thursday</text:p>
        </text:list-item>
        <text:list-item>
          <text:p text:style-name="P46">Prepare Minutes for Meeting 1 to submit before Friday</text:p>
        </text:list-item>
        <text:list-item>
          <text:p text:style-name="P46">Prepare Agenda for Meeting 2 tomorrow</text:p>
        </text:list-item>
        <text:list-item>
          <text:p text:style-name="P47">Send notification of Meeting 2 on relevant channels</text:p>
        </text:list-item>
      </text:list>
      <text:p text:style-name="P10"/>
      <text:p text:style-name="P10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Sans NF1" style:font-family-complex="'NotoSans NF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8:38:10.492300005</meta:creation-date>
    <dc:date>2024-07-23T19:56:54.084500436</dc:date>
    <meta:editing-duration>PT54M33S</meta:editing-duration>
    <meta:editing-cycles>34</meta:editing-cycles>
    <meta:generator>LibreOffice/24.2.5.2$Linux_X86_64 LibreOffice_project/420$Build-2</meta:generator>
    <meta:document-statistic meta:table-count="0" meta:image-count="0" meta:object-count="0" meta:page-count="3" meta:paragraph-count="104" meta:word-count="614" meta:character-count="3996" meta:non-whitespace-character-count="3489"/>
  </office:meta>
</office:document-meta>
</file>